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94a4" officeooo:paragraph-rsid="001194a4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2"/>
    <style:style style:name="P4" style:family="paragraph" style:parent-style-name="Text_20_body">
      <style:text-properties officeooo:rsid="001194a4" officeooo:paragraph-rsid="001707f6"/>
    </style:style>
    <style:style style:name="P5" style:family="paragraph" style:parent-style-name="Text_20_body">
      <style:text-properties style:text-underline-style="none" officeooo:rsid="0017945d" officeooo:paragraph-rsid="0017945d"/>
    </style:style>
    <style:style style:name="T1" style:family="text">
      <style:text-properties style:text-underline-style="solid" style:text-underline-width="auto" style:text-underline-color="font-color" officeooo:rsid="0017945d"/>
    </style:style>
    <style:style style:name="T2" style:family="text">
      <style:text-properties officeooo:rsid="001707f6"/>
    </style:style>
    <style:style style:name="T3" style:family="text">
      <style:text-properties officeooo:rsid="0017945d"/>
    </style:style>
    <style:style style:name="T4" style:family="text">
      <style:text-properties officeooo:rsid="001867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3">Quinto</text:span>: <text:span text:style-name="T3">Cuadrados</text:span></text:h>
      <text:p text:style-name="P5">Inicio<text:line-break/><text:tab/><text:span text:style-name="T4">Para valores de contador desde 1 hasta 100<text:line-break/><text:tab/><text:tab/>entero=contador*contador<text:line-break/><text:tab/><text:tab/>Mostrar entero<text:line-break/><text:tab/>Fin_para</text:span><text:line-break/>Fin</text:p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2" text:outline-level="2">Tema 1: Desarrollo de Software.<text:tab/><text:tab/>Boletín 1: Pseudocódigo I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09-29T12:47:48.455000000</dc:date>
    <meta:editing-duration>PT22M55S</meta:editing-duration>
    <meta:editing-cycles>5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3" meta:word-count="25" meta:character-count="183" meta:non-whitespace-character-count="154"/>
  </office:meta>
</office:document-meta>
</file>